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63d" officeooo:paragraph-rsid="000b463d"/>
    </style:style>
    <style:style style:name="P2" style:family="paragraph" style:parent-style-name="Standard">
      <style:text-properties officeooo:rsid="000b463d" officeooo:paragraph-rsid="000caeb8"/>
    </style:style>
    <style:style style:name="P3" style:family="paragraph" style:parent-style-name="Standard">
      <style:text-properties officeooo:rsid="000caeb8" officeooo:paragraph-rsid="000caeb8"/>
    </style:style>
    <style:style style:name="P4" style:family="paragraph" style:parent-style-name="Standard">
      <style:text-properties officeooo:rsid="000df650" officeooo:paragraph-rsid="000df650"/>
    </style:style>
    <style:style style:name="P5" style:family="paragraph" style:parent-style-name="Standard">
      <style:text-properties officeooo:rsid="000df650" officeooo:paragraph-rsid="00122ae8"/>
    </style:style>
    <style:style style:name="P6" style:family="paragraph" style:parent-style-name="Standard">
      <style:text-properties officeooo:rsid="0013aa8c" officeooo:paragraph-rsid="0013aa8c"/>
    </style:style>
    <style:style style:name="P7" style:family="paragraph" style:parent-style-name="Standard">
      <style:text-properties officeooo:rsid="0014ded2" officeooo:paragraph-rsid="0014ded2"/>
    </style:style>
    <style:style style:name="P8" style:family="paragraph" style:parent-style-name="Standard">
      <style:text-properties officeooo:rsid="00164150" officeooo:paragraph-rsid="00164150"/>
    </style:style>
    <style:style style:name="P9" style:family="paragraph" style:parent-style-name="Standard">
      <style:text-properties officeooo:rsid="0016c540" officeooo:paragraph-rsid="00185f2f"/>
    </style:style>
    <style:style style:name="T1" style:family="text">
      <style:text-properties officeooo:rsid="000df650"/>
    </style:style>
    <style:style style:name="T2" style:family="text">
      <style:text-properties officeooo:rsid="000f3390"/>
    </style:style>
    <style:style style:name="T3" style:family="text">
      <style:text-properties officeooo:rsid="0010a708"/>
    </style:style>
    <style:style style:name="T4" style:family="text">
      <style:text-properties officeooo:rsid="00122ae8"/>
    </style:style>
    <style:style style:name="T5" style:family="text">
      <style:text-properties officeooo:rsid="0014ded2"/>
    </style:style>
    <style:style style:name="T6" style:family="text">
      <style:text-properties officeooo:rsid="00164150"/>
    </style:style>
    <style:style style:name="T7" style:family="text">
      <style:text-properties officeooo:rsid="0016c540"/>
    </style:style>
    <style:style style:name="T8" style:family="text">
      <style:text-properties officeooo:rsid="00185f2f"/>
    </style:style>
    <style:style style:name="T9" style:family="text">
      <style:text-properties officeooo:rsid="00198c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title&gt;Formation Développeur Web. &lt;/title&gt;</text:p>
      <text:p text:style-name="P1"/>
      <text:p text:style-name="P1">&lt;h1&gt;Devenez un <text:span text:style-name="T8">bon </text:span>Développeur Web avec E2N. &lt;/h1&gt;</text:p>
      <text:p text:style-name="P1"/>
      <text:p text:style-name="P3">&lt;p&gt;</text:p>
      <text:p text:style-name="P3"/>
      <text:p text:style-name="P3">Apprendre un m<text:span text:style-name="T6">é</text:span>tier à l’école n’est pas toujours une <text:span text:style-name="T6">chose aisée</text:span> pour tout le monde, les cours <text:span text:style-name="T9">c</text:span>alibrés, les exercices peu concrés, et les moules dans lesquels on veut vous faire rentrer. E2N proprose une alternative pour ne pas <text:span text:style-name="T5">être mis</text:span> de coté.</text:p>
      <text:p text:style-name="P3"/>
      <text:p text:style-name="P3">&lt;/p&gt;</text:p>
      <text:p text:style-name="P1"/>
      <text:p text:style-name="P2">&lt;h2&gt;De la nouveauté en matière de formation, le d<text:span text:style-name="T4">é</text:span>velo<text:span text:style-name="T1">p</text:span>pement web à la porté de tous.&lt;/h2&gt;</text:p>
      <text:p text:style-name="P2"/>
      <text:p text:style-name="P2"/>
      <text:p text:style-name="P3">&lt;h3&gt;E2N, kézako ?&lt;/h3&gt;</text:p>
      <text:p text:style-name="P3"/>
      <text:p text:style-name="P3">&lt;p&gt;</text:p>
      <text:p text:style-name="P3"/>
      <text:p text:style-name="P3">Le projet E2N, <text:span text:style-name="T8">c’est l’Ecole du Numérique de Noyon, labélisée Grande Ecole du Numérique. Qui </text:span>voit le jour grâce à la motivation extrême de Simplon.co à remanier l’apprentissage.</text:p>
      <text:p text:style-name="P3"><text:span text:style-name="T6">Il faut aimer</text:span> apprendre des autres et apprendre aux autres, cette formation est basée sur le LearningByDoing, c’est en forgeant que l’on devient forgeron, n’est-ce pas ? </text:p>
      <text:p text:style-name="P4"><text:span text:style-name="T6">Avec</text:span> la <text:span text:style-name="T6">même </text:span>motivation <text:span text:style-name="T7">que celle de</text:span> Simplon.co, vous êtes donc prêt à vous lancer dans les épreuves qui ouvrent les portes de la formation d<text:span text:style-name="T4">é</text:span>veloppeur web, <text:span text:style-name="T7">une vraie nouveauté dans le secteur Picard</text:span>.</text:p>
      <text:p text:style-name="P3"/>
      <text:p text:style-name="P3">&lt;/p&gt;</text:p>
      <text:p text:style-name="P3"/>
      <text:p text:style-name="P4">&lt;h3&gt;D<text:span text:style-name="T4">é</text:span>veloppeur web, deux mots et de multiples possibilités.&lt;/h3&gt;</text:p>
      <text:p text:style-name="P4"/>
      <text:p text:style-name="P4">&lt;p&gt;</text:p>
      <text:p text:style-name="P4"/>
      <text:p text:style-name="P5">Ok, devenir developpeur web, c’est cool, <text:span text:style-name="T4">ç</text:span>a sonne bien, et <text:span text:style-name="T2">le web</text:span> c’est dans l’air du temps ! Mais apr<text:span text:style-name="T3">è</text:span>s ? <text:span text:style-name="T4">A</text:span>vec cette formation, d<text:span text:style-name="T3">é</text:span>couvrez que le web regorge de metiers bien différents, <text:span text:style-name="T2">et parmis ceux là, il y en a bien un qui vous convaincra que la formation dévelopeur web E2N vous apportes ce qu’il vous manque. </text:span></text:p>
      <text:p text:style-name="P8"/>
      <text:p text:style-name="P4">&lt;/p&gt;</text:p>
      <text:p text:style-name="P4"/>
      <text:p text:style-name="P6">&lt;h3&gt;Et la formation dans tout ça ?&lt;/h3&gt;</text:p>
      <text:p text:style-name="P6"/>
      <text:p text:style-name="P6">&lt;p&gt;</text:p>
      <text:p text:style-name="P6"/>
      <text:p text:style-name="P7">Après les session<text:span text:style-name="T6">s</text:span> de recrutement, qui permettent de s’informer, de se tester sur le code, <text:span text:style-name="T7">et de s’entretenir avec l’ensemble des personnes qui ont concrétisés le projet, </text:span>la première promo 2016 à été acceuillie, au nombre de 20 apprenants, dans le pôle de d<text:span text:style-name="T6">é</text:span>veloppement Novei formation, de Noyon.</text:p>
      <text:p text:style-name="P6">Former, et non formater, des apprenants, aux metiers du développement web ça passe avant tout par une bonne motivation, des exercices applicables directement et concrètement, et surtout la rencontre perpetuelle des autres : Travaill<text:span text:style-name="T5">er</text:span> en binôme, en groupe, être chef de projet, <text:span text:style-name="T5">rencontrer d’autres </text:span><text:soft-page-break/><text:span text:style-name="T5">secteurs d’activités, sont des événements essentielles au bon fonctionnement du projet professionnel en développement web.</text:span></text:p>
      <text:p text:style-name="P9"/>
      <text:p text:style-name="P6">&lt;/p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0:26:54.327262908</meta:creation-date>
    <dc:date>2016-06-09T16:13:38.457391780</dc:date>
    <meta:editing-duration>PT3H52M20S</meta:editing-duration>
    <meta:editing-cycles>3</meta:editing-cycles>
    <meta:generator>LibreOffice/5.1.3.2$Linux_X86_64 LibreOffice_project/10m0$Build-2</meta:generator>
    <meta:document-statistic meta:table-count="0" meta:image-count="0" meta:object-count="0" meta:page-count="2" meta:paragraph-count="21" meta:word-count="350" meta:character-count="2160" meta:non-whitespace-character-count="1829"/>
  </office:meta>
</office:document-meta>
</file>